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3.08mm"/>
    </style:style>
    <style:style style:name="co3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rotation-angle="90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e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</table:table-row>
      </table:table>
      <table:table table:name="Actividades" table:style-name="ta1"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Ejercicios introductorios a python parte I</text:p>
          </table:table-cell>
          <table:table-cell table:style-name="ce2" office:value-type="string" calcext:value-type="string">
            <text:p/>
            <text:p>Ejercicios algoritmia (intro a python) parte II</text:p>
          </table:table-cell>
          <table:table-cell table:style-name="ce2" office:value-type="string" calcext:value-type="string">
            <text:p>Ejercicios algoritmia parte III (formato de cadenas y de valores numéricos)</text:p>
          </table:table-cell>
          <table:table-cell table:style-name="ce2" office:value-type="string" calcext:value-type="string">
            <text:p>Ejercicio “cultivos” lógica del do-while</text:p>
          </table:table-cell>
          <table:table-cell table:style-name="ce2" office:value-type="string" calcext:value-type="string">
            <text:p>Funciones parte I</text:p>
          </table:table-cell>
          <table:table-cell table:style-name="ce2" office:value-type="string" calcext:value-type="string">
            <text:p>Listas y tuplas parte I</text:p>
          </table:table-cell>
          <table:table-cell table:style-name="ce2" office:value-type="string" calcext:value-type="string">
            <text:p>Examen (piedra, papel o tijera)</text:p>
          </table:table-cell>
          <table:table-cell table:style-name="ce2" office:value-type="string" calcext:value-type="string">
            <text:p>Avance I, proyecto Web Python-Djan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 212459068 AYALA GONZALEZ LUIS ANGEL LTI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 215818158 CARO NAVARRO ALBERTO LTIN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 212679106 CATEDRAL ROJAS DANIA JACQUELINE LTIN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 215872217 COVARRUBIAS GONZALEZ LORENA LIZETH LTIN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 215246723 FLORES GUTIERREZ RODRIGO LTIN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6 212460473 GARCIA CASTRO LUIS ANGEL LTIN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7 215818182 GARCIA VALLEJO MARIA ALEJANDRA LTIN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8 212670575 GOMEZ LOPEZ LUIS JAFET LTI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 215246758 GOMEZ RAMIREZ KARLA ALEJANDRA LTI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 212458207 GOMEZ SALAZAR OSWALDO ALEJANDRO LTIN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 214691138 GONZALEZ SANDOVAL MIRIAM GRIZEL LTIN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 215818204 LOPEZ TAMAYO DIANA SARAY LTIN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 212157444 MACIAS SANCHEZ FATIMA GUADALUPE LTIN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 211044409 MARTIN BRAVO WALDO LTIN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 215818166 MENCHACA CASTRO JOSE IGNACIO LTIN</text:p>
          </table:table-cell>
          <table:table-cell table:number-columns-repeated="2"/>
          <table:table-cell table:number-columns-repeated="4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 214304746 OCAMPO SANDOVAL RAFAEL GUADALUPE LT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 212381638 PASILLAS JIMENEZ LEONCIO DANIEL LTI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 304818555 PEREZ URIBE JONATHAN IVAN LTIN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 214508597 RODRIGUEZ CASTRO MARIA DEL REFUGIO LTIN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 212480539 SILVA MACIAS ITZEL NAYELI LTIN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 210555728 SORIA DIAZ MONSERRAT ALEJANDRA LTIN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 214508422 VERA MERINO LUIS FERNANDO LT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TIÉRREZ MEZ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TIÉRREZ FLORES <text:s/>RODRIGO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 style:data-style-name="N2" text:time-value="18:44:05.4390375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4:43:09.294574326</meta:creation-date>
    <dc:date>2018-10-31T18:44:14.463436308</dc:date>
    <meta:editing-duration>PT5H9M32S</meta:editing-duration>
    <meta:editing-cycles>36</meta:editing-cycles>
    <meta:generator>LibreOffice/5.1.6.2$Linux_X86_64 LibreOffice_project/10m0$Build-2</meta:generator>
    <meta:document-statistic meta:table-count="2" meta:cell-count="147" meta:object-count="0"/>
  </office:meta>
</office:document-meta>
</file>